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de491"/>
    </style:style>
    <style:style style:name="T2" style:family="text">
      <style:text-properties fo:font-style="italic" officeooo:rsid="000ea12e" style:font-style-asian="italic" style:font-style-complex="italic"/>
    </style:style>
    <style:style style:name="T3" style:family="text">
      <style:text-properties fo:font-style="normal" officeooo:rsid="000ea12e" style:font-style-asian="normal" style:font-style-complex="normal"/>
    </style:style>
    <style:style style:name="T4" style:family="text">
      <style:text-properties fo:font-style="normal" officeooo:rsid="000ef81e" style:font-style-asian="normal" style:font-style-complex="normal"/>
    </style:style>
    <style:style style:name="T5" style:family="text">
      <style:text-properties fo:font-style="normal" officeooo:rsid="0010ee10" style:font-style-asian="normal" style:font-style-complex="normal"/>
    </style:style>
    <style:style style:name="T6" style:family="text">
      <style:text-properties fo:font-style="normal" officeooo:rsid="00123b53" style:font-style-asian="normal" style:font-style-complex="normal"/>
    </style:style>
    <style:style style:name="T7" style:family="text">
      <style:text-properties fo:font-style="normal" officeooo:rsid="0013002c" style:font-style-asian="normal" style:font-style-complex="normal"/>
    </style:style>
    <style:style style:name="T8" style:family="text">
      <style:text-properties fo:font-style="normal" officeooo:rsid="00133bc1" style:font-style-asian="normal" style:font-style-complex="normal"/>
    </style:style>
    <style:style style:name="T9" style:family="text">
      <style:text-properties fo:font-style="normal" officeooo:rsid="001421bb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red Wasinger <text:line-break/>CS 551</text:p>
      <text:p text:style-name="Standard">Assignment 1</text:p>
      <text:p text:style-name="Standard"/>
      <text:p text:style-name="Standard"><text:tab/>Difficulties that I encountered during this assignment fall into two categories: Issues attempting a DirectX implementation of the assignment and Issues with implementation of triangle rasterization using the provided skeleton code.</text:p>
      <text:p text:style-name="Standard"/>
      <text:p text:style-name="Standard"><text:tab/>From a brief glance, implementing the assignment in DirectX 11 seems trivial. <text:s/>DirectX 11 has no built in function to write to a single pixel on the back buffer (because it doesn't really make sense). <text:s/>However, this can be circumvented by creating a texture to serve as a back buffer and then rendering it on a textured quad spanning the entire screen. <text:s/>Wrapper functions can then be created to access the raw pixels inside the texture. <text:s/>My first attempt at the assignment tried to do exactly this. <text:s/></text:p>
      <text:p text:style-name="Standard"><text:tab/>However, I ran into an issue which at first seemed incredibly bizarre. <text:s/>When I ran my application, the output of my homemade rasterization function was wrong. <text:s/>Instead of a solid red quad, the application produced an image containing bands of red pixels running horizontally across the screen. <text:s/>When I captured a frame from my application using Visual Studio's graphics debugger, the output in the debugger was correct. <text:s/></text:p>
      <text:p text:style-name="Standard"><text:tab/>After some investigation (and solicitation of an internet forum for help), I found that the issue I was encountering had to do with a discrepancy my calculation of the back buffer size and the actual size of the texture. <text:s/>According to MSDN documentation, when a texture is created and stored in video memory, the DirectX API may add padding memory to the image to make the image memory aligned. <text:s/>…</text:p>
      <text:p text:style-name="Standard"><text:tab/>Although I was able to fix this problem, I had already made enough progress using the provided OpenGL skeleton code that it would have been a waste of my time to try and implement the assignment in DirectX 11.</text:p>
      <text:p text:style-name="Standard"/>
      <text:p text:style-name="Standard"><text:tab/>Another source of difficulties during this assignment was the implementation of the triangle <text:span text:style-name="T1">rasterization</text:span> using the OpenGL skeleton code. <text:s/>I found the process of designing the necessary algorithms somewhat difficult. <text:s/>The most difficult algorithm to implement was the Gourad color interpolation of triangles. <text:s/>I found the book's explanation to be misleading. <text:s/>However, I was able to find a good visual explanation of the algorithm using google <text:span text:style-name="T1">(</text:span><text:a xlink:type="simple" xlink:href="https://classes.soe.ucsc.edu/cmps160/Fall10/resources/barycentricInterpolation.pdf" text:style-name="Internet_20_link">https://classes.soe.ucsc.edu/cmps160/Fall10/resources/barycentricInterpolation.pdf</text:a><text:span text:style-name="T1">).</text:span></text:p>
      <text:p text:style-name="Standard"/>
      <text:p text:style-name="Standard"><text:tab/>By using this algorithm, I was able to successfully build the interpolation <text:span text:style-name="T1">aspect of the rasterizer. <text:s/>In addition, I found that deriving a function to compute whether a pixel fell inside or outside a triangle to be somewhat difficult and also interesting. <text:s/>The algorithm I used (described in Real Time Collision Detection by Christer Ericson) solves a pair of equations which allow </text:span><text:span text:style-name="T2">u, v </text:span><text:span text:style-name="T3">and w (signed distances from the edges of a triangle) to be computed. <text:s/>This was fairly trivial to derive and implement.</text:span></text:p>
      <text:p text:style-name="Standard"><text:span text:style-name="T3"><text:tab/></text:span><text:span text:style-name="T4">Overall, I would say that the time breakdown for this project was as follows: <text:s/>Planning (2hr), Writing code (2.5 hr), testing (4hr).</text:span></text:p>
      <text:p text:style-name="Standard"><text:span text:style-name="T4"/></text:p>
      <text:p text:style-name="Standard"><text:span text:style-name="T4"><text:tab/></text:span><text:span text:style-name="T5">There are several places where the program could be enhanced. <text:s/>First of all, there are visual artifacts that occur on the boundary between adjacent triangles. …</text:span></text:p>
      <text:p text:style-name="Standard"><text:span text:style-name="T5"><text:tab/></text:span><text:span text:style-name="T6">In addition, the program could be greatly optimized. <text:s/>It doesn't really make sense to write pixels to the back buffer individually. <text:s/>This incurs a heavy performance hit on the CPU because each pixel must be individually rasterized in a sequential fashion. </text:span><text:span text:style-name="T7">T</text:span><text:span text:style-name="T6">hese computations could be offloaded to the GPU in the form of a fragment shader or a compute shader. <text:s/></text:span><text:span text:style-name="T8">For the rasterization algorithm itself, it would be more efficient to construct a bounding box of pixels around each triangle and only rasterize </text:span><text:soft-page-break/><text:span text:style-name="T8">that box of pixels rather than </text:span><text:span text:style-name="T9">running the algorithm over</text:span><text:span text:style-name="T8"> the entire screen (as my </text:span><text:span text:style-name="T9">code</text:span><text:span text:style-name="T8"> does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23:09:40.76</meta:creation-date>
    <dc:date>2015-01-29T19:19:21.595086599</dc:date>
    <meta:editing-duration>PT37M33S</meta:editing-duration>
    <meta:editing-cycles>15</meta:editing-cycles>
    <meta:generator>LibreOffice/4.1.3.2$Linux_X86_64 LibreOffice_project/410m0$Build-2</meta:generator>
    <dc:creator>jared </dc:creator>
    <meta:document-statistic meta:table-count="0" meta:image-count="0" meta:object-count="0" meta:page-count="2" meta:paragraph-count="12" meta:word-count="600" meta:character-count="3731" meta:non-whitespace-character-count="3107"/>
  </office:meta>
</office:document-meta>
</file>